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thing terrible happens to Kretoria we're off the titan and then there are no people and fille dwith dangerous monsters. Strike team terminator space marines. <text:line-break/><text:line-break/>KING KRATO XIII<text:line-break/>BLACK LOTUS</text:p>
      <text:p text:style-name="Standard">Harold<text:line-break/><text:line-break/>Galavant Legeon </text:p>
      <text:p text:style-name="Standard"/>
      <text:p text:style-name="Standard">Filosophia- the capital city- doing new york things. </text:p>
      <text:p text:style-name="Standard"/>
      <text:p text:style-name="Standard">Airship- </text:p>
      <text:p text:style-name="Standard"><text:line-break/>The head of the church of the golden hand. <text:line-break/><text:line-break/>Human with begars cloths 6'6” - Humble clothes. The church</text:p>
      <text:p text:style-name="Standard">Woman next to the King- commoner clothes</text:p>
      <text:p text:style-name="Standard">Proud Tabaxi- French accent- </text:p>
      <text:p text:style-name="Standard">TWO TOWER SHIELDS- Dude of hugeness. <text:s/></text:p>
      <text:p text:style-name="Standard">Mage robes- Court mage- The Wiggish- Orlp </text:p>
      <text:p text:style-name="Standard">CocoSophia- The good bloom- </text:p>
      <text:p text:style-name="Standard">Condoso Corp On Lestang- </text:p>
      <text:p text:style-name="Standard">ENCALIMECTOS- PUT IN THE DIRT</text:p>
      <text:p text:style-name="Standard">ELIAS's SON- </text:p>
      <text:p text:style-name="Standard"/>
      <text:p text:style-name="Standard">HEY MY DUDE!! <text:line-break/><text:line-break/>TLDR: Want to build a funny edgelord gothic fairy necromancer lady character. Worried it might be too dark, and that having 17 skeletons in the turn order for battle might make it slow and boring for the crew. <text:line-break/><text:line-break/>So doing character creation today- and I wanted to run something by you because I want to make sure it is fun and works for everyone. And make sure the concept isn't too dark for the crowd. <text:line-break/><text:line-break/>Meet Odonata Nightgale- a fairy from the feywild deep edgelord marshes (the deeps for short) She's had a tough life so far. <text:line-break/><text:line-break/>One of her close child hood fairy friends Velatrix Trustworthy McNotATraitor was seduced by the capitialist imperialist siren song of an evil wizard. She facilitated the sale of the entire deeps for magic potion ingredients, feyfire lanterns, and *gasp* pixie slavery. <text:line-break/><text:line-break/>Odonata's <text:s/>lowest moment and rise to power came in a pixie slavery dungeon where her family, friends and lover passed away from glitter boarding. She grasped at any way out she could. And when she reached out- the cold cold hand of the dark arts was there to grasp her hand. <text:line-break/><text:line-break/>The wizard was careless with his necromancy tomes- left them on the boards of the torture chamber. And Odonata learned quickly. At the end of one paticularly spicy glitterboard shesh- just before dawn- she had all the information she needed. And she called upon the bones of all those she'd loved to rise up and claim the wizard's life.<text:line-break/><text:soft-page-break/><text:line-break/>Freedom has been hard for her. As has making friends. She prefers the company of those she *knew.* than the new. At her heart she just wants to make sure no one else ever has to feel like she did when she lost her home- but her methods of doing so make most a little queasy to say the least. <text:s/><text:line-break/><text:line-break/>Life ain't easy rolling round with a horde of your dead friends and relatives. In order to not draw attention Odonata usually shrinks down to her pixie form and rides around in her mini luxury marsh filled penthouse aquarium. Which just happens to be built into the chest of her father's skeleton. Ol' Daddy NightGale is the most presentable of the family- Odonata works hard to keep him shined and stiched and de-smelled. Just don't look too closely at him. You'll meet the rest of the crew as we go along, but notable members are Mom, Sister, Friends, and Ex(?)-boyfriend Hornicopter Hardbutt who Odonata get's questionably excited about and awkwardly too close to at inappropriate times. <text:line-break/><text:line-break/>Odonata's firmly in the “the ship's always the same ship, no mater the parts” ship of Theseus crowd and she'll mend her friends and family with most whatever's laying around. <text:s/>Don't piss her off- or you'll get to see a peculiarity singular to the edgelord marsh fairy's. A set of dragonfly like mandibles under her magic camoflauge skin. <text:line-break/><text:line-break/>When she's not inflicting bonehard justice on the dicks of the world you can find her trying hard to adjust to her new life outside the feywild. She's fond of practical jokes and mischief, as are most fairy. But her dark gothic sense of style and humor mostly just scares those around her. What do you mean people don't like getting a pie to the face from a surprise severed hand? She's also a gourmand- loves to try new foods and drinks- but also doesn't get why no one ever has fried alligator, or turtle bottom stew, or that tasty green stuff you can skim off the marsh? <text:s/><text:line-break/><text:line-break/>Thanks for the read- hope this is acceptable- let me know if I need to tone anything down.<text:line-break/><text:line-break/>On a practical note- A necromancer build sounds cool and can bring good defense to the party- but it can also make turns in battle suuuuuuuuuuuper slow. (Ok Blake's <text:span text:style-name="T1">7</text:span><text:span text:style-name="T2">th</text:span> skeleton get's to go now... groan) Could we maybe make the skeleton's a pack so they don't take as much time in the turns? I just want to make sure it is fun for everyone and doesn't bog stuff down. Thoughts are appreciated. <text:line-break/><text:line-break/><text:line-break/><text:line-break/>Short List- Death of Stalin<text:line-break/>Dr. StrangeLove</text:p>
      <text:p text:style-name="Standard">Tarintino- hateful eight or Reservior Dogs<text:line-break/>Guy ritche- Sherlock holm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8-19T12:28:16.07</meta:creation-date>
    <dc:date>2023-08-23T21:59:50.57</dc:date>
    <dc:creator>Blake Stanger</dc:creator>
    <meta:editing-duration>P2DT8H32M54S</meta:editing-duration>
    <meta:editing-cycles>4</meta:editing-cycles>
    <meta:generator>OpenOffice/4.1.11$Win32 OpenOffice.org_project/4111m1$Build-9808</meta:generator>
    <meta:document-statistic meta:table-count="0" meta:image-count="0" meta:object-count="0" meta:page-count="2" meta:paragraph-count="15" meta:word-count="801" meta:character-count="4564"/>
  </office:meta>
</office:document-meta>
</file>